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officeooo:rsid="00073a2f" officeooo:paragraph-rsid="00073a2f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04c40b" officeooo:paragraph-rsid="0004c40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88e52" officeooo:paragraph-rsid="00088e5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officeooo:rsid="0009e093" officeooo:paragraph-rsid="0009e09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073a2f" officeooo:paragraph-rsid="00073a2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4c40b" officeooo:paragraph-rsid="0004c40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88e52" officeooo:paragraph-rsid="00088e5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text-position="super 58%" style:font-name="Times New Roman" fo:font-size="20pt" officeooo:rsid="0004c40b" officeooo:paragraph-rsid="0004c40b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Roboto" fo:font-size="14pt" style:text-underline-style="none" officeooo:rsid="00088e52" officeooo:paragraph-rsid="00088e52" style:font-size-asian="14pt" style:font-size-complex="14pt"/>
    </style:style>
    <style:style style:name="P10" style:family="paragraph" style:parent-style-name="Standard" style:master-page-name="Standard">
      <style:paragraph-properties fo:text-align="justify" style:justify-single-word="false" style:page-number="2" fo:break-before="auto" fo:break-after="auto" fo:padding="0.199cm" fo:border-left="none" fo:border-right="none" fo:border-top="none" fo:border-bottom="0.06pt solid #000000" style:shadow="none">
        <style:tab-stops/>
      </style:paragraph-properties>
      <style:text-properties style:font-name="Roboto" fo:font-size="14pt" style:text-underline-style="none" officeooo:rsid="00088e52" officeooo:paragraph-rsid="00088e52" style:font-size-asian="14pt" style:font-size-complex="14pt"/>
    </style:style>
    <style:style style:name="T1" style:family="text">
      <style:text-properties officeooo:rsid="0009e0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Herczig Ádám</text:p>
      <text:p text:style-name="P6">Szakdolgozat</text:p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/>
      <text:p text:style-name="P2"/>
      <text:p text:style-name="P2"/>
      <text:p text:style-name="P3">Hőmérő hálózat <text:span text:style-name="T1"><text:s/></text:span></text:p>
      <text:p text:style-name="P4">IoT felület</text:p>
      <text:p text:style-name="P4">kialakítás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ÉCSI TUDOMÁNY EGYETEM</text:p>
      <text:p text:style-name="P7">MŰSZAKI ÉS INFORMATIKAI KAR</text:p>
      <text:p text:style-name="P7">VILLAMOSMÉRNÖKI SZAK</text:p>
      <text:p text:style-name="P7"/>
      <text:p text:style-name="P7"/>
      <text:p text:style-name="P7"/>
      <text:p text:style-name="P7">Pécs, 2017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1:36:16.970127999</meta:creation-date>
    <dc:date>2017-09-25T23:30:48.989145664</dc:date>
    <meta:editing-duration>PT1H3M51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9" meta:word-count="19" meta:character-count="141" meta:non-whitespace-character-count="129"/>
  </office:meta>
</office:document-meta>
</file>